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fo:break-before="auto" fo:break-after="auto"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926cm" fo:margin-left="0cm" fo:margin-top="0cm" fo:margin-bottom="0cm" fo:break-before="auto" fo:break-after="auto" table:align="left"/>
    </style:style>
    <style:style style:name="Table3.A" style:family="table-column">
      <style:table-column-properties style:column-width="15.92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cm" fo:margin-top="0cm" fo:margin-bottom="0cm" fo:break-before="auto" fo:break-after="auto"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P1" style:family="paragraph" style:parent-style-name="Standard">
      <style:paragraph-properties fo:break-before="auto" fo:break-after="auto"/>
    </style:style>
    <style:style style:name="P2" style:family="paragraph" style:parent-style-name="Heading_20_1">
      <style:paragraph-properties fo:break-before="auto" fo:break-after="auto"/>
    </style:style>
    <style:style style:name="P3" style:family="paragraph" style:parent-style-name="Standard">
      <style:paragraph-properties fo:margin-top="0.423cm" fo:margin-bottom="0.423cm" style:contextual-spacing="false" fo:line-height="100%" fo:break-before="auto" fo:break-after="auto"/>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5" style:family="paragraph" style:parent-style-name="Standard">
      <style:paragraph-properties fo:margin-top="0cm" fo:margin-bottom="0.423cm" style:contextual-spacing="false" fo:line-height="100%" fo:break-before="auto" fo:break-after="auto"/>
    </style:style>
    <style:style style:name="P6" style:family="paragraph" style:parent-style-name="Heading_20_1">
      <style:paragraph-properties fo:margin-top="0.706cm" fo:margin-bottom="0.141cm" style:contextual-spacing="false" fo:line-height="100%" fo:keep-together="auto" fo:break-before="auto" fo:break-after="auto" fo:keep-with-next="auto"/>
    </style:style>
    <style:style style:name="P7" style:family="paragraph" style:parent-style-name="Heading_20_1">
      <style:paragraph-properties fo:margin-top="0.847cm" fo:margin-bottom="0.212cm" style:contextual-spacing="false" fo:line-height="100%" fo:keep-together="auto" fo:break-before="auto" fo:break-after="auto" fo:keep-with-next="auto"/>
      <style:text-properties fo:font-size="23pt" fo:font-weight="bold" style:font-size-asian="23pt" style:font-weight-asian="bold" style:font-size-complex="23pt"/>
    </style:style>
    <style:style style:name="P8" style:family="paragraph" style:parent-style-name="Title" style:master-page-name="Standard">
      <style:paragraph-properties style:page-number="1" fo:break-before="auto" fo:break-after="auto"/>
    </style:style>
    <style:style style:name="P9" style:family="paragraph" style:parent-style-name="Standard" style:list-style-name="WWNum1">
      <style:paragraph-properties fo:margin-left="1.27cm" fo:margin-right="0cm" fo:margin-top="0.423cm" fo:margin-bottom="0cm" style:contextual-spacing="false" fo:line-height="100%" fo:text-indent="-0.635cm" style:auto-text-indent="false" fo:break-before="auto" fo:break-after="auto"/>
    </style:style>
    <style:style style:name="P10" style:family="paragraph" style:parent-style-name="Standard" style:list-style-name="WWNum1">
      <style:paragraph-properties fo:margin-left="1.27cm" fo:margin-right="0cm" fo:margin-top="0cm" fo:margin-bottom="0cm" style:contextual-spacing="false" fo:line-height="100%" fo:text-indent="-0.635cm" style:auto-text-indent="false" fo:break-before="auto" fo:break-after="auto"/>
    </style:style>
    <style:style style:name="P11" style:family="paragraph" style:parent-style-name="Standard" style:list-style-name="WWNum1">
      <style:paragraph-properties fo:margin-left="1.27cm" fo:margin-right="0cm" fo:margin-top="0cm" fo:margin-bottom="0.423cm" style:contextual-spacing="false" fo:line-height="100%" fo:text-indent="-0.635cm" style:auto-text-indent="false" fo:break-before="auto" fo:break-after="auto"/>
    </style:style>
    <style:style style:name="P12" style:family="paragraph" style:parent-style-name="Standard" style:list-style-name="WWNum1">
      <style:paragraph-properties fo:margin-left="2.54cm" fo:margin-right="0cm" fo:margin-top="0cm" fo:margin-bottom="0cm" style:contextual-spacing="false" fo:line-height="100%" fo:text-indent="-0.635cm" style:auto-text-indent="false" fo:break-before="auto" fo:break-after="auto"/>
    </style:style>
    <style:style style:name="P13" style:family="paragraph" style:parent-style-name="Standard" style:list-style-name="WWNum2">
      <style:paragraph-properties fo:margin-left="1.27cm" fo:margin-right="0cm" fo:margin-top="0.423cm" fo:margin-bottom="0cm" style:contextual-spacing="false" fo:line-height="100%" fo:text-indent="-0.635cm" style:auto-text-indent="false" fo:break-before="auto" fo:break-after="auto"/>
    </style:style>
    <style:style style:name="P14" style:family="paragraph" style:parent-style-name="Standard" style:list-style-name="WWNum2">
      <style:paragraph-properties fo:margin-left="1.27cm" fo:margin-right="0cm" fo:margin-top="0cm" fo:margin-bottom="0cm" style:contextual-spacing="false" fo:line-height="100%" fo:text-indent="-0.635cm" style:auto-text-indent="false" fo:break-before="auto" fo:break-after="auto"/>
    </style:style>
    <style:style style:name="P15" style:family="paragraph" style:parent-style-name="Standard" style:list-style-name="WWNum2">
      <style:paragraph-properties fo:margin-left="1.27cm" fo:margin-right="0cm" fo:margin-top="0cm" fo:margin-bottom="0.423cm" style:contextual-spacing="false" fo:line-height="100%" fo:text-indent="-0.635cm" style:auto-text-indent="false" fo:break-before="auto" fo:break-after="auto"/>
    </style:style>
    <style:style style:name="P16" style:family="paragraph" style:parent-style-name="Standard" style:list-style-name="WWNum3">
      <style:paragraph-properties fo:margin-left="1.27cm" fo:margin-right="0cm" fo:margin-top="0.423cm" fo:margin-bottom="0cm" style:contextual-spacing="false" fo:line-height="100%" fo:text-indent="-0.635cm" style:auto-text-indent="false" fo:break-before="auto" fo:break-after="auto"/>
    </style:style>
    <style:style style:name="P17" style:family="paragraph" style:parent-style-name="Standard" style:list-style-name="WWNum3">
      <style:paragraph-properties fo:margin-left="1.27cm" fo:margin-right="0cm" fo:margin-top="0cm" fo:margin-bottom="0.423cm" style:contextual-spacing="false" fo:line-height="100%" fo:text-indent="-0.635cm" style:auto-text-indent="false" fo:break-before="auto" fo:break-after="auto"/>
    </style:style>
    <style:style style:name="P18" style:family="paragraph" style:parent-style-name="Standard">
      <style:text-properties style:font-name="Courier New" fo:font-size="10pt" style:font-name-asian="Courier New1" style:font-size-asian="10pt" style:font-name-complex="Courier New1"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Courier New" fo:font-size="10pt" style:font-name-asian="Courier New1" style:font-size-asian="10pt" style:font-name-complex="Courier New1" style:font-size-complex="10pt"/>
    </style:style>
    <style:style style:name="P20" style:family="paragraph" style:parent-style-name="Standard">
      <style:text-properties style:font-name="Courier New" fo:font-size="10pt" fo:font-weight="bold" style:font-name-asian="Courier New1" style:font-size-asian="10pt" style:font-weight-asian="bold" style:font-name-complex="Courier New1" style:font-size-complex="10pt"/>
    </style:style>
    <style:style style:name="P21" style:family="paragraph" style:parent-style-name="Standard">
      <style:paragraph-properties fo:break-before="auto" fo:break-after="auto"/>
      <style:text-properties style:font-name="Courier New" fo:font-size="10pt" fo:font-weight="bold" style:font-name-asian="Courier New1" style:font-size-asian="10pt" style:font-weight-asian="bold" style:font-name-complex="Courier New1" style:font-size-complex="10pt"/>
    </style:style>
    <style:style style:name="P22" style:family="paragraph" style:parent-style-name="Standard">
      <style:paragraph-properties fo:break-before="auto" fo:break-after="auto"/>
      <style:text-properties fo:font-style="italic" style:font-style-asian="italic"/>
    </style:style>
    <style:style style:name="P23" style:family="paragraph" style:parent-style-name="Standard">
      <style:paragraph-properties fo:margin-top="0.423cm" fo:margin-bottom="0.423cm" style:contextual-spacing="false" fo:line-height="100%" fo:break-before="auto" fo:break-after="auto"/>
      <style:text-properties fo:font-weight="bold" style:font-weight-asian="bold"/>
    </style:style>
    <style:style style:name="T1" style:family="text">
      <style:text-properties fo:color="#1155cc" loext:opacity="100%" style:text-underline-style="solid" style:text-underline-width="auto" style:text-underline-color="font-color"/>
    </style:style>
    <style:style style:name="T2" style:family="text">
      <style:text-properties fo:color="#1155cc" loext:opacity="100%"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color="#9900ff" loext:opacity="100%" style:font-name="Courier New" fo:font-weight="bold" style:font-name-asian="Courier New1" style:font-weight-asian="bold" style:font-name-complex="Courier New1"/>
    </style:style>
    <style:style style:name="T5" style:family="text">
      <style:text-properties fo:color="#9900ff" loext:opacity="100%" style:font-name="Courier New" fo:font-size="10pt" fo:font-weight="bold" style:font-name-asian="Courier New1" style:font-size-asian="10pt" style:font-weight-asian="bold" style:font-name-complex="Courier New1" style:font-size-complex="10pt"/>
    </style:style>
    <style:style style:name="T6" style:family="text">
      <style:text-properties fo:color="#9900ff" loext:opacity="100%" style:font-name="Courier New" fo:font-style="italic" fo:font-weight="bold" style:font-name-asian="Courier New1" style:font-style-asian="italic" style:font-weight-asian="bold" style:font-name-complex="Courier New1"/>
    </style:style>
    <style:style style:name="T7" style:family="text">
      <style:text-properties fo:font-style="italic" style:font-style-asian="italic"/>
    </style:style>
    <style:style style:name="T8" style:family="text">
      <style:text-properties style:font-name="Courier New" fo:font-size="10pt" style:font-name-asian="Courier New1" style:font-size-asian="10pt" style:font-name-complex="Courier New1" style:font-size-complex="10pt"/>
    </style:style>
    <style:style style:name="T9" style:family="text">
      <style:text-properties style:font-name="Courier New" fo:font-size="10pt" fo:font-style="italic" style:font-name-asian="Courier New1" style:font-size-asian="10pt" style:font-style-asian="italic" style:font-name-complex="Courier New1" style:font-size-complex="10pt"/>
    </style:style>
    <style:style style:name="T10" style:family="text">
      <style:text-properties style:font-name="Courier New" fo:font-size="10pt" fo:font-weight="bold" style:font-name-asian="Courier New1" style:font-size-asian="10pt" style:font-weight-asian="bold" style:font-name-complex="Courier New1" style:font-size-complex="10pt"/>
    </style:style>
    <style:style style:name="T11" style:family="text">
      <style:text-properties officeooo:rsid="00129a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i016tuezfsnb"/>Creación y configuración de plantillas con FreeMarker.</text:p>
      <text:p text:style-name="P1"><text:a xlink:type="simple" xlink:href="https://freemarker.apache.org/docs/dgui_template_exp.html" text:style-name="ListLabel_20_28" text:visited-style-name="ListLabel_20_28"><text:span text:style-name="T1">https://freemarker.apache.org/docs/dgui_template_exp.html</text:span></text:a></text:p>
      <text:p text:style-name="P1"><text:a xlink:type="simple" xlink:href="https://freemarker.apache.org/docs/index.html" text:style-name="ListLabel_20_28" text:visited-style-name="ListLabel_20_28"><text:span text:style-name="T1">https://freemarker.apache.org/docs/index.html</text:span></text:a></text:p>
      <text:p text:style-name="P6"><text:bookmark text:name="_vywziq59oczu"/>Vista rápida (cheat sheet)</text:p>
      <text:p text:style-name="P1"><text:a xlink:type="simple" xlink:href="https://freemarker.apache.org/docs/dgui_template_exp.html#exp_cheatsheet" text:style-name="ListLabel_20_28" text:visited-style-name="ListLabel_20_28"><text:span text:style-name="T1">https://freemarker.apache.org/docs/dgui_template_exp.html#exp_cheatsheet</text:span></text:a></text:p>
      <text:list xml:id="list1715674921" text:style-name="WWNum1">
        <text:list-item>
          <text:p text:style-name="P9"><text:a xlink:type="simple" xlink:href="https://freemarker.apache.org/docs/dgui_template_exp.html#dgui_template_exp_direct" text:style-name="ListLabel_20_28" text:visited-style-name="ListLabel_20_28"><text:span text:style-name="T1">Specify values directly</text:span></text:a></text:p>
          <text:list>
            <text:list-item>
              <text:p text:style-name="P12"><text:a xlink:type="simple" xlink:href="https://freemarker.apache.org/docs/dgui_template_exp.html#dgui_template_exp_direct_string" text:style-name="ListLabel_20_28" text:visited-style-name="ListLabel_20_28"><text:span text:style-name="T1">Strings</text:span></text:a>: "Foo" or 'Foo' or "It's \"quoted\"" or 'It\'s "quoted"' or r"C:\raw\string"</text:p>
            </text:list-item>
            <text:list-item>
              <text:p text:style-name="P12"><text:a xlink:type="simple" xlink:href="https://freemarker.apache.org/docs/dgui_template_exp.html#dgui_template_exp_direct_number" text:style-name="ListLabel_20_28" text:visited-style-name="ListLabel_20_28"><text:span text:style-name="T1">Numbers</text:span></text:a>: 123.45</text:p>
            </text:list-item>
            <text:list-item>
              <text:p text:style-name="P12"><text:a xlink:type="simple" xlink:href="https://freemarker.apache.org/docs/dgui_template_exp.html#dgui_template_exp_direct_boolean" text:style-name="ListLabel_20_28" text:visited-style-name="ListLabel_20_28"><text:span text:style-name="T1">Booleans</text:span></text:a>: true, false</text:p>
            </text:list-item>
            <text:list-item>
              <text:p text:style-name="P12"><text:a xlink:type="simple" xlink:href="https://freemarker.apache.org/docs/dgui_template_exp.html#dgui_template_exp_direct_seuqence" text:style-name="ListLabel_20_28" text:visited-style-name="ListLabel_20_28"><text:span text:style-name="T1">Sequences</text:span></text:a>: ["foo", "bar", 123.45]; Ranges: 0..9, 0..&lt;10 (or 0..!10), 0..</text:p>
            </text:list-item>
            <text:list-item>
              <text:p text:style-name="P12"><text:a xlink:type="simple" xlink:href="https://freemarker.apache.org/docs/dgui_template_exp.html#dgui_template_exp_direct_hash" text:style-name="ListLabel_20_28" text:visited-style-name="ListLabel_20_28"><text:span text:style-name="T1">Hashes</text:span></text:a>: {"name":"green mouse", "price":150}</text:p>
            </text:list-item>
          </text:list>
        </text:list-item>
        <text:list-item>
          <text:p text:style-name="P10"><text:a xlink:type="simple" xlink:href="https://freemarker.apache.org/docs/dgui_template_exp.html#dgui_template_exp_var" text:style-name="ListLabel_20_28" text:visited-style-name="ListLabel_20_28"><text:span text:style-name="T1">Retrieving variables</text:span></text:a></text:p>
          <text:list>
            <text:list-item>
              <text:p text:style-name="P12"><text:a xlink:type="simple" xlink:href="https://freemarker.apache.org/docs/dgui_template_exp.html#dgui_template_exp_var_toplevel" text:style-name="ListLabel_20_28" text:visited-style-name="ListLabel_20_28"><text:span text:style-name="T1">Top-level variables</text:span></text:a>: user</text:p>
            </text:list-item>
            <text:list-item>
              <text:p text:style-name="P12"><text:a xlink:type="simple" xlink:href="https://freemarker.apache.org/docs/dgui_template_exp.html#dgui_template_exp_var_hash" text:style-name="ListLabel_20_28" text:visited-style-name="ListLabel_20_28"><text:span text:style-name="T1">Retrieving data from a hash</text:span></text:a>: user.name, user["name"]</text:p>
            </text:list-item>
            <text:list-item>
              <text:p text:style-name="P12"><text:a xlink:type="simple" xlink:href="https://freemarker.apache.org/docs/dgui_template_exp.html#dgui_template_exp_var_sequence" text:style-name="ListLabel_20_28" text:visited-style-name="ListLabel_20_28"><text:span text:style-name="T1">Retrieving data from a sequence</text:span></text:a>: products[5]</text:p>
            </text:list-item>
            <text:list-item>
              <text:p text:style-name="P12"><text:a xlink:type="simple" xlink:href="https://freemarker.apache.org/docs/dgui_template_exp.html#dgui_template_exp_var_special" text:style-name="ListLabel_20_28" text:visited-style-name="ListLabel_20_28"><text:span text:style-name="T1">Special variable</text:span></text:a>: .main</text:p>
            </text:list-item>
          </text:list>
        </text:list-item>
        <text:list-item>
          <text:p text:style-name="P10"><text:a xlink:type="simple" xlink:href="https://freemarker.apache.org/docs/dgui_template_exp.html#dgui_template_exp_stringop" text:style-name="ListLabel_20_28" text:visited-style-name="ListLabel_20_28"><text:span text:style-name="T1">String operations</text:span></text:a></text:p>
          <text:list>
            <text:list-item>
              <text:p text:style-name="P12"><text:a xlink:type="simple" xlink:href="https://freemarker.apache.org/docs/dgui_template_exp.html#dgui_template_exp_stringop_interpolation" text:style-name="ListLabel_20_28" text:visited-style-name="ListLabel_20_28"><text:span text:style-name="T1">Interpolation and concatenation</text:span></text:a>: "Hello ${user}!" (or "Hello " + user + "!")</text:p>
            </text:list-item>
            <text:list-item>
              <text:p text:style-name="P12"><text:a xlink:type="simple" xlink:href="https://freemarker.apache.org/docs/dgui_template_exp.html#dgui_template_exp_get_character" text:style-name="ListLabel_20_28" text:visited-style-name="ListLabel_20_28"><text:span text:style-name="T1">Getting a character</text:span></text:a>: name[0]</text:p>
            </text:list-item>
            <text:list-item>
              <text:p text:style-name="P12"><text:a xlink:type="simple" xlink:href="https://freemarker.apache.org/docs/dgui_template_exp.html#dgui_template_exp_stringop_slice" text:style-name="ListLabel_20_28" text:visited-style-name="ListLabel_20_28"><text:span text:style-name="T1">String slice:</text:span></text:a> Inclusive end: name[0..4], Exclusive end: name[0..&lt;5], Length-based (lenient): name[0..*5], Remove starting: name[5..]</text:p>
            </text:list-item>
          </text:list>
        </text:list-item>
        <text:list-item>
          <text:p text:style-name="P10"><text:a xlink:type="simple" xlink:href="https://freemarker.apache.org/docs/dgui_template_exp.html#dgui_template_exp_sequenceop" text:style-name="ListLabel_20_28" text:visited-style-name="ListLabel_20_28"><text:span text:style-name="T1">Sequence operations</text:span></text:a></text:p>
          <text:list>
            <text:list-item>
              <text:p text:style-name="P12"><text:a xlink:type="simple" xlink:href="https://freemarker.apache.org/docs/dgui_template_exp.html#dgui_template_exp_sequenceop_cat" text:style-name="ListLabel_20_28" text:visited-style-name="ListLabel_20_28"><text:span text:style-name="T1">Concatenation</text:span></text:a>: users + ["guest"]</text:p>
            </text:list-item>
            <text:list-item>
              <text:p text:style-name="P12"><text:a xlink:type="simple" xlink:href="https://freemarker.apache.org/docs/dgui_template_exp.html#dgui_template_exp_seqenceop_slice" text:style-name="ListLabel_20_28" text:visited-style-name="ListLabel_20_28"><text:span text:style-name="T1">Sequence slice</text:span></text:a>: Inclusive end: products[20..29], Exclusive end: products[20..&lt;30], Length-based (lenient): products[20..*10], Remove starting: products[20..]</text:p>
            </text:list-item>
          </text:list>
        </text:list-item>
        <text:list-item>
          <text:p text:style-name="P10"><text:a xlink:type="simple" xlink:href="https://freemarker.apache.org/docs/dgui_template_exp.html#dgui_template_exp_hashop" text:style-name="ListLabel_20_28" text:visited-style-name="ListLabel_20_28"><text:span text:style-name="T1">Hash operations</text:span></text:a></text:p>
          <text:list>
            <text:list-item>
              <text:p text:style-name="P12"><text:a xlink:type="simple" xlink:href="https://freemarker.apache.org/docs/dgui_template_exp.html#dgui_template_exp_hashop_cat" text:style-name="ListLabel_20_28" text:visited-style-name="ListLabel_20_28"><text:span text:style-name="T1">Concatenation</text:span></text:a>: passwords + { "joe": "secret42" }</text:p>
            </text:list-item>
          </text:list>
        </text:list-item>
        <text:list-item>
          <text:p text:style-name="P10"><text:a xlink:type="simple" xlink:href="https://freemarker.apache.org/docs/dgui_template_exp.html#dgui_template_exp_arit" text:style-name="ListLabel_20_28" text:visited-style-name="ListLabel_20_28"><text:span text:style-name="T1">Arithmetical calculations</text:span></text:a>: (x * 1.5 + 10) / 2 - y % 100</text:p>
        </text:list-item>
        <text:list-item>
          <text:p text:style-name="P10"><text:a xlink:type="simple" xlink:href="https://freemarker.apache.org/docs/dgui_template_exp.html#dgui_template_exp_comparison" text:style-name="ListLabel_20_28" text:visited-style-name="ListLabel_20_28"><text:span text:style-name="T1">Comparison</text:span></text:a>: x == y, x != y, x &lt; y, x &gt; y, x &gt;= y, x &lt;= y, x lt y, x lte y, x gt y, x gte y, ...etc.</text:p>
        </text:list-item>
        <text:list-item>
          <text:p text:style-name="P10"><text:a xlink:type="simple" xlink:href="https://freemarker.apache.org/docs/dgui_template_exp.html#dgui_template_exp_logicalop" text:style-name="ListLabel_20_28" text:visited-style-name="ListLabel_20_28"><text:span text:style-name="T1">Logical operations</text:span></text:a>: !registered &amp;&amp; (firstVisit || fromEurope)</text:p>
        </text:list-item>
        <text:list-item>
          <text:p text:style-name="P10"><text:a xlink:type="simple" xlink:href="https://freemarker.apache.org/docs/dgui_template_exp.html#dgui_template_exp_builtin" text:style-name="ListLabel_20_28" text:visited-style-name="ListLabel_20_28"><text:span text:style-name="T1">Built-ins</text:span></text:a>: name?upper_case, path?ensure_starts_with('/')</text:p>
        </text:list-item>
        <text:list-item>
          <text:p text:style-name="P10"><text:a xlink:type="simple" xlink:href="https://freemarker.apache.org/docs/dgui_template_exp.html#dgui_template_exp_methodcall" text:style-name="ListLabel_20_28" text:visited-style-name="ListLabel_20_28"><text:span text:style-name="T1">Method call</text:span></text:a>: repeat("What", 3)</text:p>
        </text:list-item>
        <text:list-item>
          <text:p text:style-name="P10"><text:a xlink:type="simple" xlink:href="https://freemarker.apache.org/docs/dgui_template_exp.html#dgui_template_exp_missing" text:style-name="ListLabel_20_28" text:visited-style-name="ListLabel_20_28"><text:span text:style-name="T1">Missing value handler operators</text:span></text:a>:</text:p>
          <text:list>
            <text:list-item>
              <text:p text:style-name="P12"><text:a xlink:type="simple" xlink:href="https://freemarker.apache.org/docs/dgui_template_exp.html#dgui_template_exp_missing_default" text:style-name="ListLabel_20_28" text:visited-style-name="ListLabel_20_28"><text:span text:style-name="T1">Default value</text:span></text:a>: name!"unknown" or (user.name)!"unknown" or name! or (user.name)!</text:p>
            </text:list-item>
            <text:list-item>
              <text:p text:style-name="P12"><text:a xlink:type="simple" xlink:href="https://freemarker.apache.org/docs/dgui_template_exp.html#dgui_template_exp_missing_test" text:style-name="ListLabel_20_28" text:visited-style-name="ListLabel_20_28"><text:span text:style-name="T1">Missing value test</text:span></text:a>: name?? or (user.name)??</text:p>
            </text:list-item>
          </text:list>
        </text:list-item>
        <text:list-item>
          <text:p text:style-name="P10"><text:a xlink:type="simple" xlink:href="https://freemarker.apache.org/docs/dgui_template_exp.html#dgui_template_exp_assignment" text:style-name="ListLabel_20_28" text:visited-style-name="ListLabel_20_28"><text:span text:style-name="T1">Assignment operators</text:span></text:a>: =, +=, -=, *=, /=, %=, ++, --</text:p>
        </text:list-item>
        <text:list-item>
          <text:p text:style-name="P11"><text:a xlink:type="simple" xlink:href="https://freemarker.apache.org/docs/dgui_template_exp.html#dgui_template_exp_lambda" text:style-name="ListLabel_20_28" text:visited-style-name="ListLabel_20_28"><text:span text:style-name="T1">Local lambdas</text:span></text:a>: x -&gt; x + 1, (x, y) -&gt; x + y</text:p>
        </text:list-item>
      </text:list>
      <text:p text:style-name="P2"><text:bookmark text:name="_mytaiikxae23"/><text:soft-page-break/>Overall structure</text:p>
      <text:p text:style-name="P7"><text:bookmark text:name="_gg8kkfjylzbn"/>Overall structure</text:p>
      <text:p text:style-name="P3">Templates are in fact programs you write in a language called <text:span text:style-name="T3">FTL</text:span> (for FreeMarker Template Language). This is a quite simple programming language designed for writing templates and nothing else.</text:p>
      <text:p text:style-name="P3">A template (= FTL program) is a mix of the following sections:</text:p>
      <text:list xml:id="list261160636" text:style-name="WWNum2">
        <text:list-item>
          <text:p text:style-name="P13"><text:span text:style-name="T3">Text</text:span>: Text that will be printed to the output as is.<text:line-break/></text:p>
        </text:list-item>
        <text:list-item>
          <text:p text:style-name="P14"><text:span text:style-name="T3">Interpolation</text:span>: These sections will be replaced with a calculated value in the output. Interpolations are delimited by <text:span text:style-name="T4">${</text:span> and <text:span text:style-name="T4">}</text:span> (or with <text:span text:style-name="T4">#{</text:span> and <text:span text:style-name="T4">}</text:span>, but that shouldn't be used anymore;<text:a xlink:type="simple" xlink:href="https://freemarker.apache.org/docs/ref_depr_numerical_interpolation.html" text:style-name="ListLabel_20_29" text:visited-style-name="ListLabel_20_29"> </text:a><text:a xlink:type="simple" xlink:href="https://freemarker.apache.org/docs/ref_depr_numerical_interpolation.html" text:style-name="ListLabel_20_28" text:visited-style-name="ListLabel_20_28"><text:span text:style-name="T1">see more here</text:span></text:a>).<text:line-break/></text:p>
        </text:list-item>
        <text:list-item>
          <text:p text:style-name="P14"><text:span text:style-name="T3">FTL tags</text:span>: FTL tags are a bit similar to HTML tags, but they are instructions to FreeMarker and will not be printed to the output.<text:line-break/></text:p>
        </text:list-item>
        <text:list-item>
          <text:p text:style-name="P15"><text:span text:style-name="T3">Comments</text:span>: Comments are similar to HTML comments, but they are delimited by <text:span text:style-name="T4">&lt;#--</text:span> and <text:span text:style-name="T4">--&gt;</text:span>. Comments will be ignored by FreeMarker, and will not be written to the output.<text:line-break/></text:p>
        </text:list-item>
      </text:list>
      <text:p text:style-name="P3">Let's see a concrete template. I have marked the template's components with colors: text, interpolation, FTL tag, comment. With the <text:span text:style-name="T7">[BR]</text:span>-s I intend to visualize the<text:a xlink:type="simple" xlink:href="https://freemarker.apache.org/docs/gloss.html#gloss.lineBreak" text:style-name="ListLabel_20_29" text:visited-style-name="ListLabel_20_29"> </text:a><text:a xlink:type="simple" xlink:href="https://freemarker.apache.org/docs/gloss.html#gloss.lineBreak" text:style-name="ListLabel_20_28" text:visited-style-name="ListLabel_20_28"><text:span text:style-name="T1">line breaks</text:span></text:a>.</text:p>
      <table:table table:name="Table1" table:style-name="Table1">
        <table:table-column table:style-name="Table1.A"/>
        <table:table-row table:style-name="Table1.1">
          <table:table-cell table:style-name="Table1.A1" office:value-type="string">
            <text:p text:style-name="Standard"><text:span text:style-name="T8">&lt;html&gt;</text:span><text:span text:style-name="T9">[BR]</text:span></text:p>
            <text:p text:style-name="Standard"><text:span text:style-name="T8">&lt;head&gt;</text:span><text:span text:style-name="T9">[BR]</text:span></text:p>
            <text:p text:style-name="Standard"><text:span text:style-name="T8"><text:s text:c="2"/>&lt;title&gt;Welcome!&lt;/title&gt;</text:span><text:span text:style-name="T9">[BR]</text:span></text:p>
            <text:p text:style-name="Standard"><text:span text:style-name="T8">&lt;/head&gt;</text:span><text:span text:style-name="T9">[BR]</text:span></text:p>
            <text:p text:style-name="Standard"><text:span text:style-name="T8">&lt;body&gt;</text:span><text:span text:style-name="T9">[BR]</text:span></text:p>
            <text:p text:style-name="Standard"><text:span text:style-name="T8"><text:s text:c="2"/>&lt;#-- Greet the user with his/her name --&gt;</text:span><text:span text:style-name="T9">[BR]</text:span></text:p>
            <text:p text:style-name="Standard"><text:span text:style-name="T8"><text:s text:c="2"/>&lt;h1&gt;Welcome ${user}!&lt;/h1&gt;</text:span><text:span text:style-name="T9">[BR]</text:span></text:p>
            <text:p text:style-name="Standard"><text:span text:style-name="T8"><text:s text:c="2"/>&lt;p&gt;We have these animals:</text:span><text:span text:style-name="T9">[BR]</text:span></text:p>
            <text:p text:style-name="Standard"><text:span text:style-name="T8"><text:s text:c="2"/>&lt;ul&gt;</text:span><text:span text:style-name="T9">[BR]</text:span></text:p>
            <text:p text:style-name="Standard"><text:span text:style-name="T8"><text:s text:c="2"/>&lt;#list animals as animal&gt;</text:span><text:span text:style-name="T9">[BR]</text:span></text:p>
            <text:p text:style-name="Standard"><text:span text:style-name="T8"><text:s text:c="4"/>&lt;li&gt;${animal.name} for ${animal.price} Euros</text:span><text:span text:style-name="T9">[BR]</text:span></text:p>
            <text:p text:style-name="Standard"><text:span text:style-name="T8"><text:s text:c="2"/>&lt;/#list&gt;</text:span><text:span text:style-name="T9">[BR]</text:span></text:p>
            <text:p text:style-name="Standard"><text:span text:style-name="T8"><text:s text:c="2"/>&lt;/ul&gt;</text:span><text:span text:style-name="T9">[BR]</text:span></text:p>
            <text:p text:style-name="Standard"><text:span text:style-name="T8">&lt;/body&gt;</text:span><text:span text:style-name="T9">[BR]</text:span></text:p>
            <text:p text:style-name="P18">&lt;/html&gt;</text:p>
          </table:table-cell>
        </table:table-row>
      </table:table>
      <text:p text:style-name="P1"/>
      <text:p text:style-name="P3"><text:span text:style-name="T3">FTL distinguishes upper case and lower case</text:span> letters. So list is good directive name, while List is not. Similarly <text:span text:style-name="T4">${name}</text:span> is not the same as <text:span text:style-name="T4">${Name}</text:span> or <text:span text:style-name="T4">${NAME}</text:span>.</text:p>
      <text:p text:style-name="P3">It is important to realize that <text:span text:style-name="T3">interpolations can be used in text</text:span> (and in string literal expressions; see<text:a xlink:type="simple" xlink:href="https://freemarker.apache.org/docs/dgui_template_exp.html#dgui_template_exp_stringop_interpolation" text:style-name="ListLabel_20_29" text:visited-style-name="ListLabel_20_29"> </text:a><text:a xlink:type="simple" xlink:href="https://freemarker.apache.org/docs/dgui_template_exp.html#dgui_template_exp_stringop_interpolation" text:style-name="ListLabel_20_28" text:visited-style-name="ListLabel_20_28"><text:span text:style-name="T1">later</text:span></text:a>) <text:span text:style-name="T3">only</text:span>.</text:p>
      <text:p text:style-name="P3">An <text:span text:style-name="T3">FTL tag can't be inside another FTL tag</text:span> nor inside an interpolation. For example this is <text:soft-page-break/><text:span text:style-name="T7">WRONG</text:span>: <text:span text:style-name="T4">&lt;#if &lt;#include 'foo'&gt;='bar'&gt;...&lt;/#if&gt;</text:span></text:p>
      <text:p text:style-name="P3">Comments can be placed inside FTL tags and interpolations. For example:</text:p>
      <text:p text:style-name="P1">&lt;h1&gt;Welcome ${user &lt;#-- The name of user --&gt;}!&lt;/h1&gt;<text:span text:style-name="T7">[BR]</text:span></text:p>
      <text:p text:style-name="P1">&lt;p&gt;We have these animals:<text:span text:style-name="T7">[BR]</text:span></text:p>
      <text:p text:style-name="P1">&lt;ul&gt;<text:span text:style-name="T7">[BR]</text:span></text:p>
      <text:p text:style-name="P1">&lt;#list &lt;#-- some comment... --&gt; animals as &lt;#-- again... --&gt; animal&gt;<text:span text:style-name="T7">[BR]</text:span></text:p>
      <text:p text:style-name="P22">...</text:p>
      <text:p text:style-name="P1"/>
      <text:p text:style-name="P2"><text:bookmark text:name="_ylf1n11ptm81"/></text:p>
      <text:p text:style-name="P2"><text:bookmark text:name="_khf4vzigwcp7"/>Interpolación</text:p>
      <text:p text:style-name="P1">Para indicar a FreeMarker que debe interpretar una expresión de código utilizamos la sintaxis <text:span text:style-name="T5">${expresión}</text:span>, como en el siguiente ejemplo:</text:p>
      <table:table table:name="Table2" table:style-name="Table2">
        <table:table-column table:style-name="Table2.A"/>
        <table:table-row table:style-name="Table2.1">
          <table:table-cell table:style-name="Table2.A1" office:value-type="string">
            <text:p text:style-name="P19">&lt;html&gt;</text:p>
            <text:p text:style-name="P19">&lt;head&gt;</text:p>
            <text:p text:style-name="P19"><text:s text:c="2"/>&lt;title&gt;Welcome!&lt;/title&gt;</text:p>
            <text:p text:style-name="P19">&lt;/head&gt;</text:p>
            <text:p text:style-name="P19">&lt;body&gt;</text:p>
            <text:p text:style-name="P4"><text:span text:style-name="T8"><text:s text:c="2"/>&lt;h1&gt;Welcome </text:span><text:span text:style-name="T10">${user}</text:span><text:span text:style-name="T8">!&lt;/h1&gt;</text:span></text:p>
            <text:p text:style-name="P19"><text:s text:c="2"/>&lt;p&gt;Our latest product:</text:p>
            <text:p text:style-name="P4"><text:span text:style-name="T8"><text:s text:c="2"/>&lt;a href="</text:span><text:span text:style-name="T10">${latestProduct.url}</text:span><text:span text:style-name="T8">"&gt;</text:span><text:span text:style-name="T10">${latestProduct.name}</text:span><text:span text:style-name="T8">&lt;/a&gt;!</text:span></text:p>
            <text:p text:style-name="P19">&lt;/body&gt;</text:p>
            <text:p text:style-name="P19">&lt;/html&gt;</text:p>
          </table:table-cell>
        </table:table-row>
      </table:table>
      <text:p text:style-name="P1"/>
      <text:p text:style-name="P1">Puede interpolar variables de modelo del estilo <text:span text:style-name="T5">Map&lt;String, Object&gt;</text:span> o también expresiones directamente del estilo <text:span text:style-name="T5">${(5 + 8)/2}</text:span> (mostrará 6.5 o 6,5 dependiendo del idioma configurado).</text:p>
      <text:p text:style-name="P1"/>
      <text:p text:style-name="P1">Conseguiríamos un resultado similar si usamos <text:span text:style-name="T3">concatenación</text:span> en lugar de interpolación si asignamos el valor a una variable:</text:p>
      <table:table table:name="Table3" table:style-name="Table3">
        <table:table-column table:style-name="Table3.A"/>
        <table:table-row table:style-name="Table3.1">
          <table:table-cell table:style-name="Table3.A1" office:value-type="string">
            <text:p text:style-name="P19">&lt;#assign s = "Welcome " + user + "!"&gt;</text:p>
            <text:p text:style-name="P19">&lt;h1&gt;${s}&lt;/h1&gt;</text:p>
          </table:table-cell>
        </table:table-row>
      </table:table>
      <text:p text:style-name="P1"/>
      <text:p text:style-name="P1">Aquí <text:span text:style-name="T5">#assign</text:span> es lo que se conoce como una directiva, una orden más compleja que damos a FreeMarker. Hay multitud de tipos de directivas, por ejemplo condicionales (<text:span text:style-name="T5">&lt;#if...&gt;</text:span>), bucles, llamadas a funciones, parámetros, import e include, etcétera.</text:p>
      <text:p text:style-name="P2"><text:bookmark text:name="_5j1kg3kn5mj9"/>Directivas</text:p>
      <text:p text:style-name="P5">You use FTL tags to call <text:span text:style-name="T3">directives</text:span>. In the example you have called the list directive. Syntactically you have done it with two tags: &lt;#list animals as animal&gt; and &lt;/#list&gt;.</text:p>
      <text:p text:style-name="P3">There are two kind of FTL tags:</text:p>
      <text:list xml:id="list614069854" text:style-name="WWNum3">
        <text:list-item>
          <text:p text:style-name="P16"><text:soft-page-break/><text:span text:style-name="T3">Start-tag</text:span>: <text:span text:style-name="T4">&lt;#</text:span><text:span text:style-name="T6">directivename</text:span><text:span text:style-name="T4"> </text:span><text:span text:style-name="T6">parameters</text:span><text:span text:style-name="T4">&gt;</text:span><text:line-break/></text:p>
        </text:list-item>
        <text:list-item>
          <text:p text:style-name="P17"><text:span text:style-name="T3">End-tag</text:span>: <text:span text:style-name="T4">&lt;/#</text:span><text:span text:style-name="T6">directivename</text:span><text:span text:style-name="T4">&gt;</text:span><text:line-break/></text:p>
        </text:list-item>
      </text:list>
      <text:p text:style-name="P3">This is similar to HTML or XML syntax, except that the tag name starts with #. If the directive doesn't have nested content (content between the start-tag and the end-tag), you must use the <text:span text:style-name="T3">start-tag with no end-tag</text:span>. For example you write &lt;#if <text:span text:style-name="T7">something</text:span>&gt;<text:span text:style-name="T7">...</text:span>&lt;/#if&gt;, but just <text:span text:style-name="T4">&lt;#include </text:span><text:span text:style-name="T6">something</text:span><text:span text:style-name="T4">&gt;</text:span> as FreeMarker knows that the include directive can't have nested content.</text:p>
      <text:p text:style-name="P3">The format of the <text:span text:style-name="T7">parameters</text:span> depends on the <text:span text:style-name="T7">directivename</text:span>.</text:p>
      <text:p text:style-name="P3">In fact there are two types of directives:<text:a xlink:type="simple" xlink:href="https://freemarker.apache.org/docs/gloss.html#gloss.predefinedDirective" text:style-name="ListLabel_20_29" text:visited-style-name="ListLabel_20_29"> </text:a><text:a xlink:type="simple" xlink:href="https://freemarker.apache.org/docs/gloss.html#gloss.predefinedDirective" text:style-name="ListLabel_20_28" text:visited-style-name="ListLabel_20_28"><text:span text:style-name="T1">predefined directives</text:span></text:a> and<text:a xlink:type="simple" xlink:href="https://freemarker.apache.org/docs/gloss.html#gloss.userDefinedDirective" text:style-name="ListLabel_20_29" text:visited-style-name="ListLabel_20_29"> </text:a><text:a xlink:type="simple" xlink:href="https://freemarker.apache.org/docs/gloss.html#gloss.userDefinedDirective" text:style-name="ListLabel_20_28" text:visited-style-name="ListLabel_20_28"><text:span text:style-name="T1">user-defined directives</text:span></text:a>. For <text:span text:style-name="T3">user-defined directives you use @ instead of #</text:span>, for example <text:span text:style-name="T4">&lt;@mydirective </text:span><text:span text:style-name="T6">parameters</text:span><text:span text:style-name="T4">&gt;</text:span><text:span text:style-name="T6">...</text:span><text:span text:style-name="T4">&lt;/@mydirective&gt;</text:span>. Further difference is that if the directive has no nested content, you must use a tag like &lt;@mydirective <text:span text:style-name="T7">parameters</text:span> /&gt;, similarly as in XML (e.g. &lt;img <text:span text:style-name="T7">...</text:span> /&gt;). But user-defined directives is an advanced topic that will be discussed<text:a xlink:type="simple" xlink:href="https://freemarker.apache.org/docs/dgui_misc_userdefdir.html" text:style-name="ListLabel_20_29" text:visited-style-name="ListLabel_20_29"> </text:a><text:a xlink:type="simple" xlink:href="https://freemarker.apache.org/docs/dgui_misc_userdefdir.html" text:style-name="ListLabel_20_28" text:visited-style-name="ListLabel_20_28"><text:span text:style-name="T1">later</text:span></text:a>.</text:p>
      <text:p text:style-name="P3"><text:span text:style-name="T3">FTL tags</text:span>, like HTML tags, <text:span text:style-name="T3">must be properly nested</text:span>. So the code below is wrong, as the if directive is both inside and outside of the nested content of the list directive:</text:p>
      <table:table table:name="Table4" table:style-name="Table4">
        <table:table-column table:style-name="Table4.A"/>
        <table:table-row table:style-name="Table4.1">
          <table:table-cell table:style-name="Table4.A1" office:value-type="string">
            <text:p text:style-name="P18">&lt;ul&gt;</text:p>
            <text:p text:style-name="P20">&lt;#list animals as animal&gt;</text:p>
            <text:p text:style-name="P18"><text:s text:c="2"/>&lt;li&gt;${animal.name} for ${animal.price} Euros</text:p>
            <text:p text:style-name="Standard"><text:span text:style-name="T8"><text:s text:c="2"/></text:span><text:span text:style-name="T10">&lt;#if user == "Big Joe"&gt;</text:span></text:p>
            <text:p text:style-name="P18"><text:s text:c="5"/>(except for you)</text:p>
            <text:p text:style-name="Standard"><text:span text:style-name="T10">&lt;/#list&gt;</text:span><text:span text:style-name="T8"> &lt;#-- WRONG! The "if" has to be closed first. --&gt;</text:span></text:p>
            <text:p text:style-name="P20">&lt;/#if&gt;</text:p>
            <text:p text:style-name="P18">&lt;/ul&gt;</text:p>
          </table:table-cell>
        </table:table-row>
      </table:table>
      <text:p text:style-name="P3"/>
      <text:p text:style-name="P3">Note that FreeMarker doesn't care about the nesting of HTML tags, only about the nesting of FTL tags. It just sees HTML as flat text, it doesn't interpret it in any way.</text:p>
      <text:p text:style-name="P3">If you try to use a non-existing directive (e.g., you mistype the directive name), FreeMarker will decline to use the template and produce an error message.</text:p>
      <text:p text:style-name="P3"><text:span text:style-name="T3">FreeMarker ignores superfluous</text:span><text:a xlink:type="simple" xlink:href="https://freemarker.apache.org/docs/gloss.html#gloss.whiteSpace" text:style-name="ListLabel_20_30" text:visited-style-name="ListLabel_20_30"><text:span text:style-name="T3"> </text:span></text:a><text:a xlink:type="simple" xlink:href="https://freemarker.apache.org/docs/gloss.html#gloss.whiteSpace" text:style-name="ListLabel_20_31" text:visited-style-name="ListLabel_20_31"><text:span text:style-name="T2">white-space</text:span></text:a> inside FTL tags. So you can write this:</text:p>
      <table:table table:name="Table5" table:style-name="Table5">
        <table:table-column table:style-name="Table5.A"/>
        <table:table-row table:style-name="Table5.1">
          <table:table-cell table:style-name="Table5.A1" office:value-type="string">
            <text:p text:style-name="Standard"><text:span text:style-name="T8">&lt;#list</text:span><text:span text:style-name="T9">[BR]</text:span></text:p>
            <text:p text:style-name="Standard"><text:span text:style-name="T8"><text:s text:c="2"/>animals <text:s text:c="6"/>as</text:span><text:span text:style-name="T9">[BR]</text:span></text:p>
            <text:p text:style-name="Standard"><text:span text:style-name="T8"><text:s text:c="5"/>animal</text:span><text:span text:style-name="T9">[BR]</text:span></text:p>
            <text:p text:style-name="Standard"><text:span text:style-name="T8">&gt;</text:span><text:span text:style-name="T9">[BR]</text:span></text:p>
            <text:p text:style-name="Standard"><text:span text:style-name="T8">${animal.name} for ${animal.price} Euros</text:span><text:span text:style-name="T9">[BR]</text:span></text:p>
            <text:p text:style-name="P18">&lt;/#list <text:s text:c="3"/>&gt;</text:p>
          </table:table-cell>
        </table:table-row>
      </table:table>
      <text:p text:style-name="P1"/>
      <text:p text:style-name="P23">You may not, however, insert white-space between the &lt; or &lt;/ and the directive name.</text:p>
      <text:p text:style-name="P3">The complete list and description of all directives can be found in the<text:a xlink:type="simple" xlink:href="https://freemarker.apache.org/docs/ref_directives.html" text:style-name="ListLabel_20_29" text:visited-style-name="ListLabel_20_29"> </text:a><text:a xlink:type="simple" xlink:href="https://freemarker.apache.org/docs/ref_directives.html" text:style-name="ListLabel_20_28" text:visited-style-name="ListLabel_20_28"><text:span text:style-name="T1">Template Language </text:span></text:a><text:soft-page-break/><text:a xlink:type="simple" xlink:href="https://freemarker.apache.org/docs/ref_directives.html" text:style-name="ListLabel_20_28" text:visited-style-name="ListLabel_20_28"><text:span text:style-name="T1">Reference/Directive Reference</text:span></text:a> (but I recommend that you look at the chapter about expressions first).</text:p>
      <text:p text:style-name="P2"><text:bookmark text:name="_2kxqk82j9lfk"/>Variables especiales</text:p>
      <text:p text:style-name="P21">${.special_var}</text:p>
      <text:p text:style-name="P1">Definidas por el motor FreeMarker normalmente para uso interno por lo que en muy raras ocasiones deben usarse. Todas están precedidas por un punto.</text:p>
      <text:p text:style-name="P2"><text:bookmark text:name="_83zjtfmmu4rt"/>Diccionario de términos</text:p>
      <text:p text:style-name="P1"><text:span text:style-name="T3">FTL</text:span>: FreeMarker Template Language (Lenguaje de plantillas de FreeMarker)</text:p>
      <text:p text:style-name="P3"><text:span text:style-name="T3">FTL tag (Etiqueta FTL)</text:span>: Similares a las tags de HTML (a, div, table) pero son instrucciones para FreeMarker y <text:span text:style-name="T11">no </text:span>dejan ninguna salida (código HTML) en el resultado.</text:p>
      <text:p text:style-name="P3"><text:span text:style-name="T3">Directive (directiva)</text:span>: Las directivas son funciones de FreeMarker que se ejecutan mediante el uso de etiquetas (FTL tag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style style:name="ListLabel_20_30" style:display-name="ListLabel 30" style:family="text">
      <style:text-properties fo:font-weight="bold" style:font-weight-asian="bold"/>
    </style:style>
    <style:style style:name="ListLabel_20_31" style:display-name="ListLabel 31" style:family="text">
      <style:text-properties fo:color="#1155cc" loext:opacity="100%" style:text-underline-style="solid" style:text-underline-width="auto" style:text-underline-color="font-color" fo:font-weight="bold" style:font-weight-asian="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5T10:14:36.223994524</dc:date>
    <meta:editing-duration>PT11M4S</meta:editing-duration>
    <meta:editing-cycles>1</meta:editing-cycles>
    <meta:document-statistic meta:table-count="5" meta:image-count="0" meta:object-count="0" meta:page-count="5" meta:paragraph-count="120" meta:word-count="1158" meta:character-count="7551" meta:non-whitespace-character-count="6496"/>
  </office:meta>
</office:document-meta>
</file>